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automatic-styles>
    <style:style style:name="P1" style:family="paragraph" style:parent-style-name="Heading_20_1" style:master-page-name="Standard">
      <style:paragraph-properties fo:break-before="auto" fo:text-indent="0cm" fo:line-height="100%" fo:margin-top="0cm" fo:margin-bottom="0cm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3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7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1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1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2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5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8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3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31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3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3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3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8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3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0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4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1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2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P43" style:family="paragraph" style:parent-style-name="Heading_20_4">
      <style:paragraph-properties fo:break-before="auto" fo:text-indent="0cm" fo:line-height="100%" fo:margin-left="0cm" style:writing-mode="lr-tb">
        <style:tab-stops>
          <style:tab-stop style:type="left" style:leader-style="none" style:position="1.27cm"/>
          <style:tab-stop style:type="right" style:leader-style="none" style:position="16.002cm"/>
        </style:tab-stops>
      </style:paragraph-properties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45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5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4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  <style:tab-stop style:type="right" style:leader-style="none" style:position="16.002cm"/>
        </style:tab-stops>
      </style:paragraph-properties>
    </style:style>
    <style:style style:name="P49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T4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0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5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line-height="100%" fo:margin-left="0cm" style:writing-mode="lr-tb">
        <style:tab-stops>
          <style:tab-stop style:type="right" style:leader-style="none" style:position="16.002cm"/>
        </style:tab-stops>
      </style:paragraph-properties>
    </style:style>
    <style:style style:name="T51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1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00%" fo:margin-left="0cm" style:writing-mode="lr-tb">
        <style:tab-stops>
          <style:tab-stop style:type="left" style:leader-style="none" style:position="-2.54cm"/>
          <style:tab-stop style:type="left" style:leader-style="none" style:position="-1.27cm"/>
          <style:tab-stop style:type="right" style:leader-style="none" style:position="0cm"/>
        </style:tab-stops>
      </style:paragraph-properties>
    </style:style>
    <style:style style:name="P53" style:family="paragraph" style:parent-style-name="Standard">
      <style:paragraph-properties fo:break-before="auto" fo:text-indent="0cm" fo:line-height="100%" fo:margin-left="0cm" style:writing-mode="lr-tb"/>
    </style:style>
  </office:automatic-styles>
  <office:body>
    <office:text>
      <text:list text:style-name="LS1" xml:id="list0">
        <text:list-item>
          <text:h text:style-name="P1" text:outline-level="10"><text:span text:style-name="T1_1">NORFOLK</text:span><text:span text:style-name="T1_2"><text:s/></text:span><text:span text:style-name="T1_3">CITY</text:span><text:span text:style-name="T1_4"><text:s/></text:span><text:span text:style-name="T1_5">HEALTH</text:span><text:span text:style-name="T1_6"><text:s/></text:span><text:span text:style-name="T1_7">DISTRICT</text:span></text:h>
        </text:list-item>
      </text:list>
      <text:p text:style-name="P2"/>
      <text:p text:style-name="P3"/>
      <text:p text:style-name="P4"><text:span text:style-name="T4_1">Valerie</text:span><text:span text:style-name="T4_2"><text:s/></text:span><text:span text:style-name="T4_3">Stallings</text:span><text:span text:style-name="T4_4">,<text:s/></text:span><text:span text:style-name="T4_5">M</text:span><text:span text:style-name="T4_6">.</text:span><text:span text:style-name="T4_7">D</text:span><text:span text:style-name="T4_8">.,<text:s/></text:span><text:span text:style-name="T4_9">M</text:span><text:span text:style-name="T4_10">.</text:span><text:span text:style-name="T4_11">P</text:span><text:span text:style-name="T4_12">.</text:span><text:span text:style-name="T4_13">H</text:span><text:span text:style-name="T4_14">.</text:span></text:p>
      <text:p text:style-name="P5"><text:span text:style-name="T5_1">District</text:span><text:span text:style-name="T5_2"><text:s/></text:span><text:span text:style-name="T5_3">Director</text:span></text:p>
      <text:p text:style-name="P6"/>
      <text:p text:style-name="P7"><text:span text:style-name="T7_1">Donna</text:span><text:span text:style-name="T7_2"><text:s/></text:span><text:span text:style-name="T7_3">Williams</text:span></text:p>
      <text:p text:style-name="P8"><text:span text:style-name="T8_1">Secretary</text:span></text:p>
      <text:p text:style-name="P9"/>
      <text:p text:style-name="P10"><text:span text:style-name="T10_1">Arnold</text:span><text:span text:style-name="T10_2"><text:s/></text:span><text:span text:style-name="T10_3">Barr</text:span><text:span text:style-name="T10_4">,<text:s/></text:span><text:span text:style-name="T10_5">M</text:span><text:span text:style-name="T10_6">.</text:span><text:span text:style-name="T10_7">D</text:span><text:span text:style-name="T10_8">.,<text:s/></text:span><text:span text:style-name="T10_9">M</text:span><text:span text:style-name="T10_10">.</text:span><text:span text:style-name="T10_11">P</text:span><text:span text:style-name="T10_12">.</text:span><text:span text:style-name="T10_13">A</text:span><text:span text:style-name="T10_14">.</text:span></text:p>
      <text:p text:style-name="P11"><text:span text:style-name="T11_1">Deputy</text:span><text:span text:style-name="T11_2"><text:s/></text:span><text:span text:style-name="T11_3">Director</text:span><text:span text:style-name="T11_4">,<text:s/></text:span><text:span text:style-name="T11_5">Medical</text:span><text:span text:style-name="T11_6"><text:s/></text:span><text:span text:style-name="T11_7">Services</text:span></text:p>
      <text:p text:style-name="P12"/>
      <text:p text:style-name="P13"><text:span text:style-name="T13_1">Betty</text:span><text:span text:style-name="T13_2"><text:s/></text:span><text:span text:style-name="T13_3">S</text:span><text:span text:style-name="T13_4">.<text:s/></text:span><text:span text:style-name="T13_5">Rouse</text:span></text:p>
      <text:p text:style-name="P14"><text:span text:style-name="T14_1">Administrator</text:span></text:p>
      <text:p text:style-name="P15"/>
      <text:p text:style-name="P16"><text:span text:style-name="T16_1">Pete</text:span><text:span text:style-name="T16_2"><text:s/></text:span><text:span text:style-name="T16_3">C</text:span><text:span text:style-name="T16_4">.<text:s/></text:span><text:span text:style-name="T16_5">Nicholas</text:span></text:p>
      <text:p text:style-name="P17"><text:span text:style-name="T17_1">Environmental</text:span><text:span text:style-name="T17_2"><text:s/></text:span><text:span text:style-name="T17_3">Health</text:span><text:span text:style-name="T17_4"><text:s/></text:span><text:span text:style-name="T17_5">Manager</text:span><text:span text:style-name="T17_6"><text:s/></text:span></text:p>
      <text:p text:style-name="P18"/>
      <text:p text:style-name="P19"><text:span text:style-name="T19_1">Louellen</text:span><text:span text:style-name="T19_2"><text:s/></text:span><text:span text:style-name="T19_3">Rowe</text:span></text:p>
      <text:p text:style-name="P20"><text:span text:style-name="T20_1">Nurse</text:span><text:span text:style-name="T20_2"><text:s/></text:span><text:span text:style-name="T20_3">Manager</text:span><text:span text:style-name="T20_4"><text:s/></text:span></text:p>
      <text:p text:style-name="P21"/>
      <text:p text:style-name="P22"/>
      <text:p text:style-name="P23"><text:span text:style-name="T23_1">Norfolk</text:span><text:span text:style-name="T23_2"><text:s/></text:span><text:span text:style-name="T23_3">City</text:span><text:span text:style-name="T23_4"><text:s/></text:span><text:span text:style-name="T23_5">H</text:span><text:span text:style-name="T23_6">.</text:span><text:span text:style-name="T23_7">D</text:span><text:span text:style-name="T23_8">.</text:span><text:span text:style-name="T23_9"><text:tab/></text:span><text:span text:style-name="T23_10">COST</text:span><text:span text:style-name="T23_11"><text:s/></text:span><text:span text:style-name="T23_12">CODE</text:span><text:span text:style-name="T23_13">:<text:s text:c="2"/>032</text:span></text:p>
      <text:p text:style-name="P24"><text:span text:style-name="T24_1">(</text:span><text:span text:style-name="T24_2">Headquarters</text:span><text:span text:style-name="T24_3"><text:s/></text:span><text:span text:style-name="T24_4">Office</text:span><text:span text:style-name="T24_5">)<text:tab/></text:span><text:span text:style-name="T24_6">FIPS</text:span><text:span text:style-name="T24_7"><text:s/></text:span><text:span text:style-name="T24_8">CODE</text:span><text:span text:style-name="T24_9">:<text:s text:c="2"/>710</text:span></text:p>
      <text:p text:style-name="P25"><text:span text:style-name="T25_1">830<text:s/></text:span><text:span text:style-name="T25_2">Southampton</text:span><text:span text:style-name="T25_3"><text:s/></text:span><text:span text:style-name="T25_4">Ave</text:span><text:span text:style-name="T25_5">,<text:s/></text:span><text:span text:style-name="T25_6">Suite</text:span><text:span text:style-name="T25_7"><text:s/>200<text:tab/></text:span><text:span text:style-name="T25_8">SITE</text:span><text:span text:style-name="T25_9"><text:s/></text:span><text:span text:style-name="T25_10">CODE</text:span><text:span text:style-name="T25_11">:<text:s text:c="2"/>"</text:span><text:span text:style-name="T25_12">A</text:span><text:span text:style-name="T25_13">"</text:span></text:p>
      <text:p text:style-name="P26"><text:span text:style-name="T26_1"><text:tab/></text:span><text:span text:style-name="T26_2">Norfolk</text:span><text:span text:style-name="T26_3">,<text:s/></text:span><text:span text:style-name="T26_4">VA</text:span><text:span text:style-name="T26_5"><text:s/>23510<text:s/><text:tab/>(757)<text:s/>683-2796</text:span></text:p>
      <text:p text:style-name="P27"><text:span text:style-name="T27_1"><text:tab/></text:span><text:span text:style-name="T27_2">FAX</text:span><text:span text:style-name="T27_3"><text:s/>(757)<text:s/>683-8878</text:span></text:p>
      <text:h text:style-name="P28" text:outline-level="10"><text:span text:style-name="T28_1">Environmental</text:span><text:span text:style-name="T28_2"><text:s/></text:span><text:span text:style-name="T28_3">Health</text:span><text:span text:style-name="T28_4"><text:tab/></text:span><text:span text:style-name="T28_5">FAX</text:span><text:span text:style-name="T28_6"><text:s/>(757)<text:s/>683-2394</text:span></text:h>
      <text:p text:style-name="P29"/>
      <text:p text:style-name="P30"/>
      <text:p text:style-name="P31"><text:span text:style-name="T31_1">BRANCHES</text:span><text:span text:style-name="T31_2">:</text:span></text:p>
      <text:p text:style-name="P32"/>
      <text:p text:style-name="P33"><text:span text:style-name="T33_1">Berkley</text:span><text:span text:style-name="T33_2"><text:s/></text:span><text:span text:style-name="T33_3">Clinic</text:span><text:span text:style-name="T33_4"><text:tab/></text:span><text:span text:style-name="T33_5">SITE</text:span><text:span text:style-name="T33_6"><text:s/></text:span><text:span text:style-name="T33_7">CODE</text:span><text:span text:style-name="T33_8">:<text:s text:c="2"/>"</text:span><text:span text:style-name="T33_9">B</text:span><text:span text:style-name="T33_10">"</text:span></text:p>
      <text:p text:style-name="P34"><text:span text:style-name="T34_1">925<text:s/></text:span><text:span text:style-name="T34_2">South</text:span><text:span text:style-name="T34_3"><text:s/></text:span><text:span text:style-name="T34_4">Main</text:span><text:span text:style-name="T34_5"><text:s/></text:span><text:span text:style-name="T34_6">Street</text:span><text:span text:style-name="T34_7"><text:tab/>(757)<text:s/>494-2470</text:span></text:p>
      <text:p text:style-name="P35"><text:span text:style-name="T35_1"><text:tab/></text:span><text:span text:style-name="T35_2">Norfolk</text:span><text:span text:style-name="T35_3">,<text:s/></text:span><text:span text:style-name="T35_4">VA</text:span><text:span text:style-name="T35_5"><text:s/>23523<text:tab/></text:span><text:span text:style-name="T35_6">FAX</text:span><text:span text:style-name="T35_7"><text:s/>(757)<text:s/>494-2481</text:span></text:p>
      <text:p text:style-name="P36"/>
      <text:p text:style-name="P37"><text:span text:style-name="T37_1">Park</text:span><text:span text:style-name="T37_2"><text:s/></text:span><text:span text:style-name="T37_3">Place</text:span><text:span text:style-name="T37_4"><text:s/></text:span><text:span text:style-name="T37_5">Clinic</text:span><text:span text:style-name="T37_6"><text:tab/></text:span><text:span text:style-name="T37_7">SITE</text:span><text:span text:style-name="T37_8"><text:s/></text:span><text:span text:style-name="T37_9">CODE</text:span><text:span text:style-name="T37_10">:<text:s text:c="2"/>"</text:span><text:span text:style-name="T37_11">M</text:span><text:span text:style-name="T37_12">"</text:span></text:p>
      <text:p text:style-name="P38"><text:span text:style-name="T38_1">606<text:s/></text:span><text:span text:style-name="T38_2">West</text:span><text:span text:style-name="T38_3"><text:s/>29</text:span><text:span text:style-name="T38_4">th</text:span><text:span text:style-name="T38_5"><text:s/></text:span><text:span text:style-name="T38_6">Street</text:span><text:span text:style-name="T38_7"><text:s/><text:tab/>(757)<text:s/>683-9230</text:span></text:p>
      <text:p text:style-name="P39"><text:span text:style-name="T39_1"><text:tab/></text:span><text:span text:style-name="T39_2">Norfolk</text:span><text:span text:style-name="T39_3">,<text:s/></text:span><text:span text:style-name="T39_4">VA</text:span><text:span text:style-name="T39_5"><text:s/>23508<text:s/><text:tab/></text:span><text:span text:style-name="T39_6">FAX</text:span><text:span text:style-name="T39_7"><text:s/>(757)<text:s/>683-2792</text:span></text:p>
      <text:p text:style-name="P40"/>
      <text:p text:style-name="P41"><text:span text:style-name="T41_1">Huntersville</text:span><text:span text:style-name="T41_2"><text:s/></text:span><text:span text:style-name="T41_3">Clinic</text:span><text:span text:style-name="T41_4"><text:s/><text:tab/></text:span><text:span text:style-name="T41_5">SITE</text:span><text:span text:style-name="T41_6"><text:s/></text:span><text:span text:style-name="T41_7">CODE</text:span><text:span text:style-name="T41_8">:<text:s text:c="2"/>"</text:span><text:span text:style-name="T41_9">H</text:span><text:span text:style-name="T41_10">"</text:span></text:p>
      <text:p text:style-name="P42"/>
      <text:h text:style-name="P43" text:outline-level="10"><text:span text:style-name="T43_1">Norfolk</text:span><text:span text:style-name="T43_2">,<text:s/></text:span><text:span text:style-name="T43_3">VA</text:span><text:span text:style-name="T43_4"><text:s/>23504<text:tab/></text:span><text:span text:style-name="T43_5">FAX</text:span><text:span text:style-name="T43_6"><text:s/>(757)<text:s/>683-2593</text:span></text:h>
      <text:p text:style-name="P44"/>
      <text:p text:style-name="P45"><text:span text:style-name="T45_1">Little</text:span><text:span text:style-name="T45_2"><text:s/></text:span><text:span text:style-name="T45_3">Creek</text:span><text:span text:style-name="T45_4"><text:s/></text:span><text:span text:style-name="T45_5">Clinic</text:span><text:span text:style-name="T45_6"><text:tab/></text:span><text:span text:style-name="T45_7">SITE</text:span><text:span text:style-name="T45_8"><text:s/></text:span><text:span text:style-name="T45_9">CODE</text:span><text:span text:style-name="T45_10">:<text:s text:c="2"/>"</text:span><text:span text:style-name="T45_11">C</text:span><text:span text:style-name="T45_12">"</text:span></text:p>
      <text:p text:style-name="P46"><text:span text:style-name="T46_1">7665<text:s/></text:span><text:span text:style-name="T46_2">Sewells</text:span><text:span text:style-name="T46_3"><text:s/></text:span><text:span text:style-name="T46_4">Point</text:span><text:span text:style-name="T46_5"><text:s/></text:span><text:span text:style-name="T46_6">Road</text:span><text:span text:style-name="T46_7"><text:tab/>(757)<text:s/>531-2130</text:span></text:p>
      <text:p text:style-name="P47"><text:span text:style-name="T47_1">Norfolk</text:span><text:span text:style-name="T47_2">,<text:s/></text:span><text:span text:style-name="T47_3">VA</text:span><text:span text:style-name="T47_4"><text:s/>23513<text:tab/></text:span><text:span text:style-name="T47_5">FAX</text:span><text:span text:style-name="T47_6"><text:s/>(757)<text:s/>531-2113</text:span></text:p>
      <text:p text:style-name="P48"/>
      <text:p text:style-name="P49"><text:span text:style-name="T49_1">Vector</text:span><text:span text:style-name="T49_2"><text:s/></text:span><text:span text:style-name="T49_3">Control</text:span></text:p>
      <text:p text:style-name="P50"><text:span text:style-name="T50_1">2800<text:s/></text:span><text:span text:style-name="T50_2">Tarrant</text:span><text:span text:style-name="T50_3"><text:s/></text:span><text:span text:style-name="T50_4">Street</text:span><text:span text:style-name="T50_5"><text:tab/>(757)<text:s/>683-2840</text:span></text:p>
      <text:p text:style-name="P51"><text:span text:style-name="T51_1">Norfolk</text:span><text:span text:style-name="T51_2">,<text:s/></text:span><text:span text:style-name="T51_3">VA</text:span><text:span text:style-name="T51_4"><text:s text:c="2"/>23509<text:s/><text:tab/></text:span><text:span text:style-name="T51_5">FAX</text:span><text:span text:style-name="T51_6"><text:s/>(757)<text:s/>683-2500</text:span></text:p>
      <text:p text:style-name="P52"/>
      <text:p text:style-name="P5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Arial Narrow" svg:font-family="Arial Narrow"/>
    <style:font-face style:name="Comic Sans MS" svg:font-family="Comic Sans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mic Sans MS" fo:font-size="14pt" style:font-name-asian="Comic Sans MS" style:font-size-asian="14pt" style:font-name-complex="Comic Sans M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6pt" style:font-name-asian="Arial Narrow" style:font-size-asian="16pt" style:font-name-complex="Arial Narrow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5pt" style:font-name-asian="Arial Narrow" style:font-size-asian="15pt" style:font-name-complex="Arial Narrow" style:font-size-complex="15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>
        <style:tab-stops>
          <style:tab-stop style:type="left" style:leader-style="none" style:position="1.905cm"/>
        </style:tab-stops>
      </style:paragraph-properties>
      <style:text-properties style:text-line-through-style="none" fo:font-style="normal" style:font-style-asian="normal" style:font-style-complex="normal" fo:color="#000000" style:font-name="Arial Narrow" fo:font-size="14pt" style:font-name-asian="Arial Narrow" style:font-size-asian="14pt" style:font-name-complex="Arial Narrow" style:font-size-complex="14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212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3pt" style:font-name-asian="Arial Narrow" style:font-size-asian="13pt" style:font-name-complex="Arial Narrow" style:font-size-complex="13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-1.778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 Narrow" fo:font-size="12pt" style:font-name-asian="Arial Narrow" style:font-size-asian="12pt" style:font-name-complex="Arial Narrow" style:font-size-complex="12pt" fo:font-weight="normal" style:font-weight-asian="normal" style:font-weight-complex="normal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Subtitle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omic Sans MS" fo:font-size="22pt" style:font-name-asian="Comic Sans MS" style:font-size-asian="22pt" style:font-name-complex="Comic Sans MS" style:font-size-complex="22pt" fo:font-weight="bold" style:font-weight-asian="bold" style:font-weight-complex="bold" style:text-underline-style="none"/>
    </style:style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style:font-name="Arial" style:font-name-asian="Arial" style:font-name-complex="Arial"/>
      </text:list-level-style-number>
      <text:list-level-style-number style:num-format="1" text:display-levels="2" text:style-name="List1Level1" text:level="2">
        <style:list-level-properties text:space-before="1.905cm" text:min-label-width="-1.905cm" fo:text-align="start"/>
        <style:text-properties style:font-name="Arial" style:font-name-asian="Arial" style:font-name-complex="Arial"/>
      </text:list-level-style-number>
      <text:list-level-style-number style:num-format="1" text:display-levels="3" text:style-name="List1Level2" text:level="3">
        <style:list-level-properties text:space-before="3.492cm" text:min-label-width="-3.492cm" fo:text-align="start"/>
        <style:text-properties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style:font-name="Arial" style:font-name-asian="Arial" style:font-name-complex="Arial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  <style:text-properties style:font-name="Arial" style:font-name-asian="Arial" style:font-name-complex="Arial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  <style:text-properties style:font-name="Arial" style:font-name-asian="Arial" style:font-name-complex="Arial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  <style:text-properties style:font-name="Arial" style:font-name-asian="Arial" style:font-name-complex="Arial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  <style:text-properties style:font-name="Arial" style:font-name-asian="Arial" style:font-name-complex="Arial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  <style:text-properties style:font-name="Arial" style:font-name-asian="Arial" style:font-name-complex="Arial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